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ctuación única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2000.0">
            <text:p>12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3000.0">
            <text:p>3000.0</text:p>
          </table:table-cell>
          <table:table-cell table:style-name="ce128" office:value-type="percentage" calcext:value-type="percentage" table:number-columns-spanned="2" table:number-rows-spanned="1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4000.0">
            <text:p>400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Análisis [6571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000.0">
            <text:p>30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4000.0">
            <text:p>400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Diseño [657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3000.0">
            <text:p>300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9000.0">
            <text:p>9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4000.0">
            <text:p>4000.0</text:p>
          </table:table-cell>
          <table:table-cell table:style-name="ce140" office:value-type="currency" calcext:value-type="currency" office:value="4000.0">
            <text:p>400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5">
            <text:p>0.25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5">
            <text:p>0.75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33">
            <text:p>0.33</text:p>
          </table:table-cell>
          <table:table-cell table:style-name="ce141" office:value-type="percentage" calcext:value-type="percentage" office:value="0.33">
            <text:p>0.33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13200.0">
            <text:p>13200.0</text:p>
          </table:table-cell>
          <table:covered-table-cell table:number-columns-repeated="3" table:style-name="ce118"/>
          <table:table-cell table:style-name="ce126" office:value-type="float" calcext:value-type="float" office:value="120.0">
            <text:p>12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3200.0">
            <text:p>132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+Progresos+

Se han corregido 27 defectos.
Se ha mantenido la reunión de inicio del proyecto

+Incidencias+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